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2c88e5" officeooo:paragraph-rsid="002c88e5" style:font-size-asian="7pt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282248" officeooo:paragraph-rsid="00282248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82248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c88e5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20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3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82248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a411" officeooo:paragraph-rsid="002aa411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fb12" officeooo:paragraph-rsid="0028fb12" style:font-size-asian="7pt" style:font-size-complex="7pt"/>
    </style:style>
    <style:style style:name="P3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decf5" officeooo:paragraph-rsid="002decf5" style:font-size-asian="7pt" style:font-size-complex="7pt"/>
    </style:style>
    <style:style style:name="P3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3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3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3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T1" style:family="text">
      <style:text-properties officeooo:rsid="001d9a52"/>
    </style:style>
    <style:style style:name="T2" style:family="text">
      <style:text-properties officeooo:rsid="0023df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quid Form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Flexible</text:p>
          </table:table-cell>
          <table:table-cell table:style-name="Table1.A1" office:value-type="string">
            <text:p text:style-name="P12">MR+3</text:p>
          </table:table-cell>
          <table:table-cell table:style-name="Table1.A1" office:value-type="string">
            <text:p text:style-name="P12">MS+2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CP+0</text:p>
          </table:table-cell>
        </table:table-row>
        <table:table-row table:style-name="Table1.1">
          <table:table-cell table:style-name="Table1.A1" office:value-type="string">
            <text:p text:style-name="P12">Flowing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SW+2</text:p>
          </table:table-cell>
          <table:table-cell table:style-name="Table1.A1" office:value-type="string">
            <text:p text:style-name="P12">RS+1</text:p>
          </table:table-cell>
          <table:table-cell table:style-name="Table1.A1" office:value-type="string">
            <text:p text:style-name="P12">RW+4</text:p>
          </table:table-cell>
          <table:table-cell table:style-name="Table1.A1" office:value-type="string">
            <text:p text:style-name="P12">PW+1</text:p>
          </table:table-cell>
        </table:table-row>
      </table:table>
      <text:p text:style-name="P10"/>
      <text:p text:style-name="P11">Special Mechanics</text:p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6">Avoid Killing Blow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013280673" text:style-name="WWNum2">
              <text:list-item>
                <text:p text:style-name="P25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3638603959" text:style-name="WWNum1">
              <text:list-item>
                <text:p text:style-name="P15">Uses +1 / x2 / -- / 2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Bonus Dodge</text:p>
          </table:table-cell>
          <table:table-cell table:style-name="Table2.A3" office:value-type="string">
            <text:p text:style-name="P6">Trait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6">0</text:p>
          </table:table-cell>
          <table:table-cell table:style-name="Table2.A3" office:value-type="string">
            <text:list xml:id="list233233540155784" text:continue-numbering="true" text:style-name="WWNum1">
              <text:list-item>
                <text:p text:style-name="P26">You gain an additional dodge before your dodge degrades</text:p>
              </text:list-item>
            </text:list>
          </table:table-cell>
          <table:table-cell table:style-name="Table2.A3" office:value-type="string">
            <text:list xml:id="list233233299890370" text:continue-numbering="true" text:style-name="WWNum1">
              <text:list-item>
                <text:p text:style-name="P15">Dodge +1 / x2 / -- / 2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Drowning Attack</text:p>
          </table:table-cell>
          <table:table-cell table:style-name="Table2.A3" office:value-type="string">
            <text:p text:style-name="P6">Attack, Ranged, One Target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6">6</text:p>
          </table:table-cell>
          <table:table-cell table:style-name="Table2.A3" office:value-type="string">
            <text:list xml:id="list233234177674648" text:continue-list="list1013280673" text:style-name="WWNum2">
              <text:list-item>
                <text:p text:style-name="P27">Damage (1d8 + SKL) (Penetrating, Drowning)</text:p>
              </text:list-item>
              <text:list-item>
                <text:p text:style-name="P27">Knock (0)</text:p>
              </text:list-item>
              <text:list-item>
                <text:p text:style-name="P27">Negated By (Self-Contained Breathing, Water Breathing)</text:p>
              </text:list-item>
              <text:list-item>
                <text:p text:style-name="P27">Range Band (4)</text:p>
              </text:list-item>
            </text:list>
          </table:table-cell>
          <table:table-cell table:style-name="Table2.A3" office:value-type="string">
            <text:list xml:id="list233232307926628" text:continue-list="list233233299890370" text:style-name="WWNum1">
              <text:list-item>
                <text:p text:style-name="P16">Accuracy +2 / x2 / +0B / 10P</text:p>
              </text:list-item>
              <text:list-item>
                <text:p text:style-name="P18">Choke – Power gains Choke (Toughness) / x1 / +1B / 10P</text:p>
              </text:list-item>
              <text:list-item>
                <text:p text:style-name="P18">Crashing Wave – Power gains Prone (Muscle, Reflex) / x1 / +1B / 10P</text:p>
              </text:list-item>
              <text:list-item>
                <text:p text:style-name="P16">Burn -1 / x3 / -- / 10P</text:p>
              </text:list-item>
              <text:list-item>
                <text:p text:style-name="P16">Dmg Die / x2 / +1B / <text:span text:style-name="T1">3</text:span>0P</text:p>
              </text:list-item>
              <text:list-item>
                <text:p text:style-name="P16">Dmg Die / x2 / -2A / <text:span text:style-name="T1">3</text:span>0P</text:p>
              </text:list-item>
              <text:list-item>
                <text:p text:style-name="P16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Envelop</text:p>
          </table:table-cell>
          <table:table-cell table:style-name="Table2.A1" office:value-type="string">
            <text:p text:style-name="P6">Attack, Touch, One Target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list xml:id="list233232549372785" text:continue-list="list233234177674648" text:style-name="WWNum2">
              <text:list-item>
                <text:p text:style-name="P27">Entangle using your armor and hit points as the entangles</text:p>
              </text:list-item>
              <text:list-item>
                <text:p text:style-name="P27">You are Immobilized and gain Resist (1) (Knockback)</text:p>
              </text:list-item>
              <text:list-item>
                <text:p text:style-name="P27">If you are knocked back, or stunned, you must release your opponent</text:p>
              </text:list-item>
            </text:list>
          </table:table-cell>
          <table:table-cell table:style-name="Table2.A1" office:value-type="string">
            <text:list xml:id="list233234388835359" text:continue-list="list233232307926628" text:style-name="WWNum1">
              <text:list-item>
                <text:p text:style-name="P19">Armored – You gain 4/4/0 armor against your victim</text:p>
              </text:list-item>
              <text:list-item>
                <text:p text:style-name="P19">Constrict – Your victim takes 1 point of penetrating, smashing damage each round he is entangled / x1 / +1B / 10P</text:p>
              </text:list-item>
              <text:list-item>
                <text:p text:style-name="P19">Drag – You may move 1 hex each round while holding a victim / x1 / +0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Extrude</text:p>
          </table:table-cell>
          <table:table-cell table:style-name="Table2.A3" office:value-type="string">
            <text:p text:style-name="P6">Utility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6">E</text:p>
          </table:table-cell>
          <table:table-cell table:style-name="Table2.A3" office:value-type="string">
            <text:list xml:id="list233234008194144" text:continue-list="list233232549372785" text:style-name="WWNum2">
              <text:list-item>
                <text:p text:style-name="P25">Can extrude through small openings</text:p>
              </text:list-item>
              <text:list-item>
                <text:p text:style-name="P27">Can escape grapples with +10 Muscle</text:p>
              </text:list-item>
              <text:list-item>
                <text:p text:style-name="P25">Can escape from any entangle with gaps</text:p>
              </text:list-item>
            </text:list>
          </table:table-cell>
          <table:table-cell table:style-name="Table2.A3" office:value-type="string">
            <text:list xml:id="list233232689657636" text:continue-list="list233234388835359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Flow</text:p>
          </table:table-cell>
          <table:table-cell table:style-name="Table2.A1" office:value-type="string">
            <text:p text:style-name="P6">Movemen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233233025983999" text:continue-list="list233234008194144" text:style-name="WWNum2">
              <text:list-item>
                <text:p text:style-name="P27">Run (9)</text:p>
              </text:list-item>
              <text:list-item>
                <text:p text:style-name="P29">Swim (9)</text:p>
              </text:list-item>
              <text:list-item>
                <text:p text:style-name="P27">Overland (2)</text:p>
              </text:list-item>
            </text:list>
          </table:table-cell>
          <table:table-cell table:style-name="Table2.A1" office:value-type="string">
            <text:list xml:id="list233233555981362" text:continue-list="list233232689657636" text:style-name="WWNum1">
              <text:list-item>
                <text:p text:style-name="P15">Burn -1 / x3 / -- / 10P</text:p>
              </text:list-item>
              <text:list-item>
                <text:p text:style-name="P15">Move / x3 / +1B / 10P</text:p>
              </text:list-item>
              <text:list-item>
                <text:p text:style-name="P15">Overland +1 / x3 / +0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Flowing Defense</text:p>
          </table:table-cell>
          <table:table-cell table:style-name="Table2.A3" office:value-type="string">
            <text:p text:style-name="P6">Buff, Toggle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6">2</text:p>
          </table:table-cell>
          <table:table-cell table:style-name="Table2.A3" office:value-type="string">
            <text:list xml:id="list233232514103133" text:continue-list="list233233025983999" text:style-name="WWNum2">
              <text:list-item>
                <text:p text:style-name="P27">Dodge (2)</text:p>
              </text:list-item>
            </text:list>
          </table:table-cell>
          <table:table-cell table:style-name="Table2.A3" office:value-type="string">
            <text:list xml:id="list233233558828424" text:continue-list="list233233555981362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8">Improved Disengage</text:p>
          </table:table-cell>
          <table:table-cell table:style-name="Table2.A3" office:value-type="string">
            <text:p text:style-name="P8">Trait</text:p>
          </table:table-cell>
          <table:table-cell table:style-name="Table2.A3" office:value-type="string">
            <text:p text:style-name="P8">20</text:p>
          </table:table-cell>
          <table:table-cell table:style-name="Table2.A3" office:value-type="string">
            <text:p text:style-name="P8">0</text:p>
          </table:table-cell>
          <table:table-cell table:style-name="Table2.A3" office:value-type="string">
            <text:list xml:id="list233233204731510" text:continue-numbering="true" text:style-name="WWNum1">
              <text:list-item>
                <text:p text:style-name="P26">When you disengage, your opponent gets no bonus to his attack</text:p>
              </text:list-item>
            </text:list>
          </table:table-cell>
          <table:table-cell table:style-name="Table2.A3" office:value-type="string">
            <text:list xml:id="list233233405474520" text:continue-numbering="true" text:style-name="WWNum1">
              <text:list-item>
                <text:p text:style-name="P15">Disengaged – You get +2 defense when you disengage / x1 / -- / 20P</text:p>
              </text:list-item>
              <text:list-item>
                <text:p text:style-name="P15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Liquid Body</text:p>
          </table:table-cell>
          <table:table-cell table:style-name="Table2.A1" office:value-type="string">
            <text:p text:style-name="P6">Armor, Activated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list xml:id="list233232792087040" text:continue-list="list233232514103133" text:style-name="WWNum2">
              <text:list-item>
                <text:p text:style-name="P27">Armor (6/0/0)</text:p>
              </text:list-item>
              <text:list-item>
                <text:p text:style-name="P27">Resist (1) (Physical)</text:p>
              </text:list-item>
              <text:list-item>
                <text:p text:style-name="P27">Resist (1) (Knockback)</text:p>
              </text:list-item>
            </text:list>
          </table:table-cell>
          <table:table-cell table:style-name="Table2.A1" office:value-type="string">
            <text:list xml:id="list233233487748278" text:continue-numbering="true" text:style-name="WWNum2">
              <text:list-item>
                <text:p text:style-name="P20">Armor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Liquid Limbs</text:p>
          </table:table-cell>
          <table:table-cell table:style-name="Table2.A1" office:value-type="string">
            <text:p text:style-name="P6">Utility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233234240844927" text:continue-numbering="true" text:style-name="WWNum2">
              <text:list-item>
                <text:p text:style-name="P27">Stretching (6)</text:p>
              </text:list-item>
              <text:list-item>
                <text:p text:style-name="P27">Limbs can form tools or other useful shapes</text:p>
              </text:list-item>
            </text:list>
          </table:table-cell>
          <table:table-cell table:style-name="Table2.A1" office:value-type="string">
            <text:list xml:id="list233233558415429" text:continue-list="list233233405474520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Mercurial Hammer</text:p>
          </table:table-cell>
          <table:table-cell table:style-name="Table2.A1" office:value-type="string">
            <text:p text:style-name="P6">Attack, Melee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list xml:id="list233233620662689" text:continue-numbering="true" text:style-name="WWNum1">
              <text:list-item>
                <text:p text:style-name="P28">Damage (2d8 + MUS) (Physical, Smash)</text:p>
              </text:list-item>
              <text:list-item>
                <text:p text:style-name="P30">Prone (Muscle, Reflex)</text:p>
              </text:list-item>
            </text:list>
          </table:table-cell>
          <table:table-cell table:style-name="Table2.A1" office:value-type="string">
            <text:list xml:id="list233232601939677" text:continue-numbering="true" text:style-name="WWNum1">
              <text:list-item>
                <text:p text:style-name="P15">Accuracy +2 / x2 / +0B / 10P</text:p>
              </text:list-item>
              <text:list-item>
                <text:p text:style-name="P15">Burn -1 / x3 / -- / 10P</text:p>
              </text:list-item>
              <text:list-item>
                <text:p text:style-name="P15">Dmg Die / x3 / +1B / <text:span text:style-name="T2">2</text:span>0P</text:p>
              </text:list-item>
              <text:list-item>
                <text:p text:style-name="P15">Dmg Die / x3 / -2A / <text:span text:style-name="T2">2</text:span>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Reform</text:p>
          </table:table-cell>
          <table:table-cell table:style-name="Table2.A1" office:value-type="string">
            <text:p text:style-name="P6">Heal, Self, <text:soft-page-break/>Full Action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9">7</text:p>
          </table:table-cell>
          <table:table-cell table:style-name="Table2.A1" office:value-type="string">
            <text:list xml:id="list233233228885951" text:continue-numbering="true" text:style-name="WWNum1">
              <text:list-item>
                <text:p text:style-name="P28">Heal (2d6)</text:p>
              </text:list-item>
              <text:list-item>
                <text:p text:style-name="P31"><text:soft-page-break/>Revives</text:p>
              </text:list-item>
            </text:list>
          </table:table-cell>
          <table:table-cell table:style-name="Table2.A1" office:value-type="string">
            <text:list xml:id="list233233224936643" text:continue-numbering="true" text:style-name="WWNum1">
              <text:list-item>
                <text:p text:style-name="P17">Burn -1 / x3 / -- / 10P<text:soft-page-break/></text:p>
              </text:list-item>
              <text:list-item>
                <text:p text:style-name="P17">Heal Die Step / x2 / +1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5">Shifty</text:p>
          </table:table-cell>
          <table:table-cell table:style-name="Table2.A3" office:value-type="string">
            <text:p text:style-name="P5">Trait</text:p>
          </table:table-cell>
          <table:table-cell table:style-name="Table2.A3" office:value-type="string">
            <text:p text:style-name="P5">10</text:p>
          </table:table-cell>
          <table:table-cell table:style-name="Table2.A3" office:value-type="string">
            <text:p text:style-name="P5">E</text:p>
          </table:table-cell>
          <table:table-cell table:style-name="Table2.A3" office:value-type="string">
            <text:list xml:id="list233232634283903" text:continue-list="list233234240844927" text:style-name="WWNum2">
              <text:list-item>
                <text:p text:style-name="P32">Spend an energy to take a one hex move at any time</text:p>
              </text:list-item>
            </text:list>
          </table:table-cell>
          <table:table-cell table:style-name="Table2.A3" office:value-type="string">
            <text:list xml:id="list233233292916123" text:continue-list="list233233224936643" text:style-name="WWNum1">
              <text:list-item>
                <text:p text:style-name="P15">Improved – Move becomes ½ 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hunderous Wave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list xml:id="list233232287062810" text:continue-list="list233232634283903" text:style-name="WWNum2">
              <text:list-item>
                <text:p text:style-name="P33">Your melee attack gains Cone (3)</text:p>
              </text:list-item>
              <text:list-item>
                <text:p text:style-name="P33">You must hit each target individually</text:p>
              </text:list-item>
            </text:list>
          </table:table-cell>
          <table:table-cell table:style-name="Table2.A1" office:value-type="string">
            <text:list xml:id="list233232570300703" text:continue-list="list233233292916123" text:style-name="WWNum1">
              <text:list-item>
                <text:p text:style-name="P21"/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6</meta:editing-cycles>
    <meta:creation-date>2022-06-06T19:36:00</meta:creation-date>
    <dc:date>2022-11-20T23:32:32.163000000</dc:date>
    <meta:editing-duration>PT6H8M24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1" meta:word-count="588" meta:character-count="2577" meta:non-whitespace-character-count="2179"/>
    <meta:user-defined meta:name="AppVersion">16.0000</meta:user-defined>
    <meta:template xlink:type="simple" xlink:actuate="onRequest" xlink:title="Normal.dotm" xlink:href=""/>
  </office:meta>
</office:document-meta>
</file>